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c80b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00b8ff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solid" svg:stroke-width="0.03cm" svg:stroke-color="#008000" draw:marker-start-width="0.245cm" draw:marker-start-center="false" draw:marker-end-width="0.245cm" draw:marker-end-center="false" draw:fill="solid" draw:fill-color="#dc2300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298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295ca5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3cm" svg:stroke-color="#753a6b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3cm" svg:stroke-color="#ff0000" draw:marker-start-width="0.245cm" draw:marker-start-center="false" draw:marker-end-width="0.245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3cm" svg:stroke-color="#0000ff" draw:marker-start-width="0.245cm" draw:marker-start-center="false" draw:marker-end-width="0.245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3cm" svg:stroke-color="#000000" draw:marker-start-width="0.245cm" draw:marker-start-center="false" draw:marker-end-width="0.245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3cm" svg:stroke-color="#295ca5" draw:marker-start-width="0.245cm" draw:marker-start-center="false" draw:marker-end-width="0.24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Dashed_20__28_var_29__20_4853" svg:stroke-width="0.06cm" svg:stroke-color="#000000" draw:marker-start-width="0.289cm" draw:marker-start-center="false" draw:marker-end-width="0.289cm" draw:marker-end-center="false" draw:fill="solid" draw:fill-color="#00b8ff" draw:textarea-horizontal-align="center" draw:textarea-vertical-align="middle" fo:padding-top="0.03cm" fo:padding-bottom="0.03cm" fo:padding-left="0.03cm" fo:padding-right="0.03cm" draw:shadow="hidden" draw:shadow-offset-x="0.3cm" draw:shadow-offset-y="0.3cm" draw:shadow-color="#808080"/>
    </style:style>
    <style:style style:name="P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dc23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95ca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3a6b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295ca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753a6b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54cm" svg:height="2.828cm" svg:x="11.294cm" svg:y="13.393cm" svg:viewBox="0 0 1355 2829" svg:d="M0 2829c452-603 903-1206 1355-1809-452-341-903-681-1355-1020zM0 2829c0-943 0-1885 0-2829z">
            <text:p/>
          </draw:path>
          <draw:rect draw:style-name="gr2" draw:text-style-name="P2" draw:layer="layout" svg:width="1.131cm" svg:height="2.834cm" svg:x="10.164cm" svg:y="13.393cm">
            <text:p/>
          </draw:rect>
          <draw:rect draw:style-name="gr3" draw:text-style-name="P3" draw:layer="layout" svg:width="1.131cm" svg:height="1.699cm" svg:x="10.164cm" svg:y="11.694cm">
            <text:p/>
          </draw:rect>
          <draw:rect draw:style-name="gr3" draw:text-style-name="P3" draw:layer="layout" svg:width="1.131cm" svg:height="2.267cm" svg:x="10.164cm" svg:y="16.222cm">
            <text:p/>
          </draw:rect>
          <draw:path draw:style-name="gr1" draw:text-style-name="P1" draw:layer="layout" svg:width="1.354cm" svg:height="2.828cm" svg:x="8.809cm" svg:y="13.393cm" svg:viewBox="0 0 1355 2829" svg:d="M1355 2829c-452-603-903-1206-1355-1809 452-341 903-681 1355-1020z">
            <text:p/>
          </draw:path>
          <draw:path draw:style-name="gr4" draw:text-style-name="P4" draw:layer="layout" svg:width="0cm" svg:height="2.828cm" svg:x="11.294cm" svg:y="13.393cm" svg:viewBox="0 0 0 2829" svg:d="M0 2829c0-943 0-1885 0-2829z">
            <text:p/>
          </draw:path>
          <draw:frame draw:style-name="gr5" draw:text-style-name="P6" draw:layer="layout" svg:width="1.289cm" svg:height="0.624cm" draw:transform="rotate (-0.653276739021478) translate (11.749cm 13.06cm)">
            <draw:text-box>
              <text:p text:style-name="P5"><text:span text:style-name="T1">3 cm</text:span></text:p>
            </draw:text-box>
          </draw:frame>
          <draw:frame draw:style-name="gr5" draw:text-style-name="P7" draw:layer="layout" svg:width="1.289cm" svg:height="0.624cm" draw:transform="rotate (1.5707963267949) translate (10.762cm 15.396cm)">
            <draw:text-box>
              <text:p text:style-name="P5"><text:span text:style-name="T2">5 cm</text:span></text:p>
            </draw:text-box>
          </draw:frame>
          <draw:path draw:style-name="gr4" draw:text-style-name="P4" draw:layer="layout" svg:width="0cm" svg:height="2.828cm" svg:x="10.164cm" svg:y="13.393cm" svg:viewBox="0 0 0 2829" svg:d="M0 2829c0-943 0-1885 0-2829z">
            <text:p/>
          </draw:path>
          <draw:line draw:style-name="gr6" draw:text-style-name="P8" draw:layer="layout" svg:x1="8.814cm" svg:y1="14.413cm" svg:x2="10.163cm" svg:y2="13.393cm">
            <text:p/>
          </draw:line>
          <draw:line draw:style-name="gr6" draw:text-style-name="P8" draw:layer="layout" svg:x1="11.294cm" svg:y1="13.393cm" svg:x2="12.643cm" svg:y2="14.413cm">
            <text:p/>
          </draw:line>
          <draw:line draw:style-name="gr7" draw:text-style-name="P8" draw:layer="layout" svg:x1="8.814cm" svg:y1="14.409cm" svg:x2="10.163cm" svg:y2="16.219cm">
            <text:p/>
          </draw:line>
          <draw:line draw:style-name="gr7" draw:text-style-name="P8" draw:layer="layout" svg:x1="11.294cm" svg:y1="16.219cm" svg:x2="12.645cm" svg:y2="14.409cm">
            <text:p/>
          </draw:line>
          <draw:line draw:style-name="gr8" draw:text-style-name="P9" draw:layer="layout" svg:x1="10.164cm" svg:y1="16.222cm" svg:x2="10.164cm" svg:y2="18.485cm">
            <text:p/>
          </draw:line>
          <draw:line draw:style-name="gr8" draw:text-style-name="P9" draw:layer="layout" svg:x1="11.294cm" svg:y1="16.222cm" svg:x2="11.294cm" svg:y2="18.485cm">
            <text:p/>
          </draw:line>
          <draw:line draw:style-name="gr9" draw:text-style-name="P9" draw:layer="layout" svg:x1="10.164cm" svg:y1="11.694cm" svg:x2="10.164cm" svg:y2="13.393cm">
            <text:p/>
          </draw:line>
          <draw:line draw:style-name="gr9" draw:text-style-name="P9" draw:layer="layout" svg:x1="11.294cm" svg:y1="11.694cm" svg:x2="11.294cm" svg:y2="13.393cm">
            <text:p/>
          </draw:line>
          <draw:line draw:style-name="gr10" draw:text-style-name="P9" draw:layer="layout" svg:x1="10.164cm" svg:y1="13.393cm" svg:x2="11.295cm" svg:y2="13.393cm">
            <text:p/>
          </draw:line>
          <draw:line draw:style-name="gr10" draw:text-style-name="P9" draw:layer="layout" svg:x1="10.164cm" svg:y1="11.694cm" svg:x2="11.295cm" svg:y2="11.694cm">
            <text:p/>
          </draw:line>
          <draw:line draw:style-name="gr11" draw:text-style-name="P8" draw:layer="layout" svg:x1="10.164cm" svg:y1="16.222cm" svg:x2="11.295cm" svg:y2="16.222cm">
            <text:p/>
          </draw:line>
          <draw:line draw:style-name="gr10" draw:text-style-name="P9" draw:layer="layout" svg:x1="10.164cm" svg:y1="18.485cm" svg:x2="11.295cm" svg:y2="18.485cm">
            <text:p/>
          </draw:line>
          <draw:frame draw:style-name="gr5" draw:text-style-name="P10" draw:layer="layout" svg:width="1.289cm" svg:height="0.624cm" draw:transform="rotate (-2.20365271356804) translate (12.733cm 15.191cm)">
            <draw:text-box>
              <text:p text:style-name="P5"><text:span text:style-name="T3">4 cm</text:span></text:p>
            </draw:text-box>
          </draw:frame>
          <draw:line draw:style-name="gr8" draw:text-style-name="P9" draw:layer="layout" svg:x1="10.063cm" svg:y1="17.455cm" svg:x2="10.264cm" svg:y2="17.254cm">
            <text:p/>
          </draw:line>
          <draw:line draw:style-name="gr7" draw:text-style-name="P8" draw:layer="layout" svg:x1="9.456cm" svg:y1="15.414cm" svg:x2="9.516cm" svg:y2="15.215cm">
            <text:p/>
          </draw:line>
          <draw:line draw:style-name="gr8" draw:text-style-name="P9" draw:layer="layout" svg:x1="11.196cm" svg:y1="17.455cm" svg:x2="11.395cm" svg:y2="17.254cm">
            <text:p/>
          </draw:line>
          <draw:line draw:style-name="gr7" draw:text-style-name="P8" draw:layer="layout" svg:x1="11.996cm" svg:y1="15.414cm" svg:x2="11.936cm" svg:y2="15.215cm">
            <text:p/>
          </draw:line>
          <draw:path draw:style-name="gr9" draw:text-style-name="P9" draw:layer="layout" svg:width="0.239cm" svg:height="0.149cm" draw:transform="rotate (1.5707963267949) translate (10.0895833333338cm 12.6614583333346cm)" svg:viewBox="0 0 240 150" svg:d="M0 132c0-77 11-114 11-114l37-18 51 7 17 30 6 44 19 44 37 25 35-7 27-50v-63-30h-7">
            <text:p/>
          </draw:path>
          <draw:path draw:style-name="gr9" draw:text-style-name="P9" draw:layer="layout" svg:width="0.239cm" svg:height="0.149cm" draw:transform="rotate (1.5707963267949) translate (11.2202361111116cm 12.6614583333347cm)" svg:viewBox="0 0 240 150" svg:d="M0 131c0-75 11-113 11-113l37-18 51 5 17 30 6 46 19 42 37 27 35-7 27-50v-63-30h-7">
            <text:p/>
          </draw:path>
          <draw:path draw:style-name="gr12" draw:text-style-name="P9" draw:layer="layout" svg:width="0.244cm" svg:height="0.158cm" draw:transform="rotate (0.567930138598955) translate (9.34169444444363cm 13.8966527777787cm)" svg:viewBox="0 0 245 159" svg:d="M0 131c0-69 18-110 18-110l31-21 53 18 16 30 5 38 11 45 41 28 38-13 18-44 14-65-7-30">
            <text:p/>
          </draw:path>
          <draw:path draw:style-name="gr12" draw:text-style-name="P9" draw:layer="layout" svg:width="0.237cm" svg:height="0.152cm" draw:transform="skewX (0.0343829862642884) rotate (2.60123871717235) translate (11.9910555555559cm 14.0193611111108cm)" svg:viewBox="0 0 238 153" svg:d="M0 136c2-81 9-117 9-117l33-19 55 5 21 29v54l21 44 34 21 40-1 22-60 3-57-3-31-7-2">
            <text:p/>
          </draw:path>
          <draw:line draw:style-name="gr11" draw:text-style-name="P8" draw:layer="layout" svg:x1="10.167cm" svg:y1="13.391cm" svg:x2="11.298cm" svg:y2="13.391cm">
            <text:p/>
          </draw:line>
          <draw:line draw:style-name="gr13" draw:text-style-name="P11" draw:layer="layout" svg:x1="10.723cm" svg:y1="12.848cm" svg:x2="10.723cm" svg:y2="16.7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53" draw:display-name="Dashed (var) 4853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53:14.180433980</meta:creation-date>
    <dc:date>2018-05-17T14:54:14.759093258</dc:date>
    <meta:editing-duration>PT1M</meta:editing-duration>
    <meta:editing-cycles>1</meta:editing-cycles>
    <meta:document-statistic meta:object-count="33"/>
    <meta:generator>LibreOffice/6.0.0.3$MacOSX_X86_64 LibreOffice_project/64a0f66915f38c6217de274f0aa8e15618924765</meta:generator>
  </office:meta>
</office:document-meta>
</file>